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may-break-between-rows="false"/>
    </style:style>
    <style:style style:name="Tabelle2.A" style:family="table-column">
      <style:table-column-properties style:column-width="2.328cm" style:rel-column-width="8976*"/>
    </style:style>
    <style:style style:name="Tabelle2.B" style:family="table-column">
      <style:table-column-properties style:column-width="2.699cm" style:rel-column-width="10404*"/>
    </style:style>
    <style:style style:name="Tabelle2.C" style:family="table-column">
      <style:table-column-properties style:column-width="11.972cm" style:rel-column-width="4615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9.999cm" table:align="center" style:may-break-between-rows="false"/>
    </style:style>
    <style:style style:name="Tabelle3.A" style:family="table-column">
      <style:table-column-properties style:column-width="2cm"/>
    </style:style>
    <style:style style:name="Tabelle3.B" style:family="table-column">
      <style:table-column-properties style:column-width="1cm"/>
    </style:style>
    <style:style style:name="Tabelle3.E" style:family="table-column">
      <style:table-column-properties style:column-width="0.998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I1" style:family="table-cell" style:data-style-name="N0">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828cm" fo:margin-left="0.064cm" fo:margin-right="0.108cm" table:align="margins" fo:keep-with-next="always" style:may-break-between-rows="false"/>
    </style:style>
    <style:style style:name="Tabelle4.A" style:family="table-column">
      <style:table-column-properties style:column-width="2.064cm" style:rel-column-width="8037*"/>
    </style:style>
    <style:style style:name="Tabelle4.B" style:family="table-column">
      <style:table-column-properties style:column-width="14.764cm" style:rel-column-width="5749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style:font-name="Bitstream Vera Sans Mono"/>
    </style:style>
    <style:style style:name="P3" style:family="paragraph" style:parent-style-name="Table_20_Heading">
      <style:paragraph-properties fo:text-align="center" style:justify-single-word="false"/>
    </style:style>
    <style:style style:name="P4"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Drawing">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5">1 Hardware Description<text:tab/>2</text:p>
          <text:p text:style-name="P6">1.1 Register $DE00 – EasyFlash Bank<text:tab/>2</text:p>
          <text:p text:style-name="P6">1.2 Register $DE02 – EasyFlash Control<text:tab/>3</text:p>
          <text:p text:style-name="P6">1.3 RAM at $DF00<text:tab/>3</text:p>
          <text:p text:style-name="P6">1.4 Address format convention<text:tab/>3</text:p>
          <text:p text:style-name="P5">2 EasyFS Cartridges<text:tab/>5</text:p>
          <text:p text:style-name="P6">2.1 Introduction<text:tab/>5</text:p>
          <text:p text:style-name="P6">2.2 Format of EasyFS Directory Entries<text:tab/>5</text:p>
          <text:p text:style-name="P6">2.3 Start-Up Code<text:tab/>6</text:p>
          <text:p text:style-name="P5">3 Flash Write API<text:tab/>7</text:p>
        </text:index-body>
      </text:table-of-content>
      <text:h text:style-name="Heading_20_1" text:outline-level="1">Hardware Description</text:h>
      <text:p text:style-name="Text_20_body">An EasyFlash cartridge consists of two flash memory chips, called LOROM chip and HIROM chip. In the current hardware version, each of them has a size of 512 KiB.</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3">/GAME</text:p>
          </table:table-cell>
          <table:table-cell table:style-name="Tabelle9.A1" office:value-type="string">
            <text:p text:style-name="P3">/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_20__28_user_29_">Table <text:sequence text:ref-name="refTable0" text:name="Table" text:formula="ooow:Table+1" style:num-format="1">1</text:sequence>: States of /GAME and /EXROM lines</text:p>
      <text:p text:style-name="Standard"/>
      <text:p text:style-name="Text_20_body">These lines can be controlled by software, we'll come back to it soon.</text:p>
      <text:p text:style-name="Standard">The resulting memory model is shown in <text:sequence-ref text:reference-format="category-and-value" text:ref-name="refFig.0">Fig. 1</text:sequence-ref>.</text:p>
      <text:p text:style-name="P7"><draw:frame draw:style-name="fr1" draw:name="Rahmen1" text:anchor-type="as-char" svg:width="12.437cm" draw:z-index="0"><draw:text-box fo:min-height="5.734cm"><text:p text:style-name="Fig."><draw:frame draw:style-name="fr3" draw:name="Objekt2" text:anchor-type="as-char" svg:width="12.435cm" style:rel-width="100%" svg:height="5.733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_20__28_user_29_">Table <text:sequence text:ref-name="refTable1" text:name="Table" text:formula="ooow:Table+1" style:num-format="1">2</text:sequence>: Register $DE00</text:p>
      <text:p text:style-name="Standard"/>
      <text:p text:style-name="Standard">The value after reset is $00. The bits 6 and 7 should always remain 0, unless stated otherwise in this document.</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_20__28_user_29_">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3">Position</text:p>
          </table:table-cell>
          <table:table-cell table:style-name="Tabelle6.A1" office:value-type="string">
            <text:p text:style-name="P3">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_20__28_user_29_">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3">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2">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2">Reserved, don't use this</text:p>
          </table:table-cell>
        </table:table-row>
        <table:table-row>
          <table:table-cell table:style-name="Tabelle7.A2" office:value-type="string">
            <text:p text:style-name="P1">010</text:p>
          </table:table-cell>
          <table:table-cell table:style-name="Tabelle7.B2" office:value-type="string">
            <text:p text:style-name="P2">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2">Reserved, don't use this</text:p>
          </table:table-cell>
        </table:table-row>
        <table:table-row>
          <table:table-cell table:style-name="Tabelle7.A2" office:value-type="string">
            <text:p text:style-name="P1">100</text:p>
          </table:table-cell>
          <table:table-cell table:style-name="Tabelle7.B2" office:value-type="string">
            <text:p text:style-name="P2">Cartridge ROM off (RAM at $DF00 still available)</text:p>
          </table:table-cell>
        </table:table-row>
        <table:table-row>
          <table:table-cell table:style-name="Tabelle7.A2" office:value-type="string">
            <text:p text:style-name="P1">101</text:p>
          </table:table-cell>
          <table:table-cell table:style-name="Tabelle7.B2" office:value-type="string">
            <text:p text:style-name="P2">Ultimax (Low bank at $8000, high bank at $e000)</text:p>
          </table:table-cell>
        </table:table-row>
        <table:table-row>
          <table:table-cell table:style-name="Tabelle7.A2" office:value-type="string">
            <text:p text:style-name="P1">110</text:p>
          </table:table-cell>
          <table:table-cell table:style-name="Tabelle7.B2" office:value-type="string">
            <text:p text:style-name="P2">8k Cartridge (Low bank at $8000)</text:p>
          </table:table-cell>
        </table:table-row>
        <table:table-row>
          <table:table-cell table:style-name="Tabelle7.A2" office:value-type="string">
            <text:p text:style-name="P1">111</text:p>
          </table:table-cell>
          <table:table-cell table:style-name="Tabelle7.B2" office:value-type="string">
            <text:p text:style-name="P2">16k cartridge (Low bank at $8000, high bank at $a000)</text:p>
          </table:table-cell>
        </table:table-row>
      </table:table>
      <text:p text:style-name="Table_20__28_user_29_">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text:soft-page-break/>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4">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_20__28_user_29_">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Scan the Keyboard<text:bookmark-end text:name="__RefNumPara__43653009"/></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the Stop key is held down, make the cartridge invisible and call the kernal's reset vector.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LOROM. This type of cartridges pull down /EXROM and leave /GAME high.</text:p>
      <text:p text:style-name="Text_20_body">The memory is visible at $8000 and contains some magic bytes. The C64 Kernal detects these bytes in the reset code. If such a cartridge is found, it gets started with JMP($8000).</text:p>
      <text:p text:style-name="Text_20_body">EasyFlash cartridges always start in Ultimax mode. Therefore there is a small boot code at the end of the HIROM flash chip on bank 0, i.e. at 00:1:FFxx. This code copies itself to RAM and checks whether the Stop key is pressed (refer to chapter <text:bookmark-ref text:reference-format="number" text:ref-name="__RefNumPara__43653009">2.2</text:bookmark-ref>). If not, it starts the 8K Cartridge.</text:p>
      <text:p text:style-name="Text_20_body">To do this, it does some initializations which would be done by the kernel normally. Then it sets the 8K mode using $DE02. Finally it does JMP($8000).</text:p>
      <text:p text:style-name="Text_20_body">Xxxxxxxxx</text:p>
      <text:p text:style-name="Text_20_body"/>
      <text:p text:style-name="Text_20_body">Bild</text:p>
      <text:p text:style-name="Text_20_body"/>
      <text:p text:style-name="Text_20_body">xxxxxxxxxx</text:p>
      <text:h text:style-name="Heading_20_1" text:outline-level="1">EasyFS Cartridges</text:h>
      <text:h text:style-name="Heading_20_2" text:outline-level="2">Introduction</text:h>
      <text:p text:style-name="Text_20_body">EasyFS means Easy File System. This is a simple ROM file system which simplifies implementing software for EasyFlash.</text:p>
      <text:p text:style-name="Text_20_body">EasySDK comes with some tools and code snippets to create and read EasyFS.</text:p>
      <text:p text:style-name="Text_20_body">Of course developers are free to develop cartridges which do not use EasyFS by directly accessing the I/O registers described in this document.</text:p>
      <text:p text:style-name="Text_20_body">As already mentioned earlier, EasyFlash cartridges always start in Ultimax mode. Therefore there is a small boot code at the end of the HIROM flash chip on bank 0, i.e. at 00:1:FFxx. Cartridges using EasyFS always use the 16 KiB cartridge mode, which is configured by the start-up code by setting /GAME and /EXROM active (low). All explanations in this chapter refer to this configuration.</text:p>
      <text:p text:style-name="Text_20_body">If your cartridge makes use of the EasySDK File System (EasyFS), it contains a directory structure. This structure resides at 00:1:0000. This means it is visible at $A000 in 16 KiB mode when bank 0 is selected. </text:p>
      <text:p text:style-name="Text_20_body">Currently a directory shall not contain more than 255 entries (excluding end mark). We will see that each entry has a size of 24 Bytes, so the whole directory can have a size of up to $1800 Bytes. Behind the directory there is space of $0800 bytes for the start-up code. </text:p>
      <text:p text:style-name="Text_20_body">An example memory layout of an EasySDK cartridge using EasyFS is shown in <text:sequence-ref text:reference-format="category-and-value" text:ref-name="refFig.1">Fig. 2</text:sequence-ref>.</text:p>
      <text:p text:style-name="Drawing"><draw:frame draw:style-name="fr2" draw:name="Rahmen3" text:anchor-type="as-char" svg:width="11.77cm" draw:z-index="2"><draw:text-box fo:min-height="5.048cm"><text:p text:style-name="Fig."><draw:frame draw:style-name="fr4" draw:name="Objekt1" text:anchor-type="as-char" svg:width="11.77cm" style:rel-width="100%" svg:height="5.048cm" style:rel-height="scale" draw:z-index="3"><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p text:style-name="Standard">Remember that HIROM is banked in in Ultimax mode at $E000 after a reset. Therefore the start-up code contains the reset vector.</text:p>
      <text:h text:style-name="Heading_20_2" text:outline-level="2">Format of EasyFS Directory Entries</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Field</text:p>
          </table:table-cell>
          <table:table-cell table:style-name="Tabelle2.A1" office:value-type="string">
            <text:p text:style-name="Table_20_Heading">Type</text:p>
          </table:table-cell>
          <table:table-cell table:style-name="Tabelle2.C1" office:value-type="string">
            <text:p text:style-name="Table_20_Heading">Comment</text:p>
          </table:table-cell>
        </table:table-row>
        <table:table-row>
          <table:table-cell table:style-name="Tabelle2.A2" office:value-type="string">
            <text:p text:style-name="Table_20_Contents">Name</text:p>
          </table:table-cell>
          <table:table-cell table:style-name="Tabelle2.A2" office:value-type="string">
            <text:p text:style-name="Table_20_Contents">16 bytes</text:p>
          </table:table-cell>
          <table:table-cell table:style-name="Tabelle2.C2" office:value-type="string">
            <text:p text:style-name="Table_20_Contents">File name, 16 characters PETSCII (?), 0-padded</text:p>
          </table:table-cell>
        </table:table-row>
        <table:table-row>
          <table:table-cell table:style-name="Tabelle2.A2" office:value-type="string">
            <text:p text:style-name="Table_20_Contents">Flags</text:p>
          </table:table-cell>
          <table:table-cell table:style-name="Tabelle2.A2" office:value-type="string">
            <text:p text:style-name="Table_20_Contents">1 byte</text:p>
          </table:table-cell>
          <table:table-cell table:style-name="Tabelle2.C2" office:value-type="string">
            <text:p text:style-name="Table_20_Contents">File type and some flags</text:p>
          </table:table-cell>
        </table:table-row>
        <table:table-row>
          <table:table-cell table:style-name="Tabelle2.A2" office:value-type="string">
            <text:p text:style-name="Table_20_Contents">Bank</text:p>
          </table:table-cell>
          <table:table-cell table:style-name="Tabelle2.A2" office:value-type="string">
            <text:p text:style-name="Table_20_Contents">1 byte</text:p>
          </table:table-cell>
          <table:table-cell table:style-name="Tabelle2.C2" office:value-type="string">
            <text:p text:style-name="Table_20_Contents">Bank where the file starts, 0..63</text:p>
          </table:table-cell>
        </table:table-row>
        <table:table-row>
          <table:table-cell table:style-name="Tabelle2.A2" office:value-type="string">
            <text:p text:style-name="Table_20_Contents">Bank High</text:p>
          </table:table-cell>
          <table:table-cell table:style-name="Tabelle2.A2" office:value-type="string">
            <text:p text:style-name="Table_20_Contents">1 byte</text:p>
          </table:table-cell>
          <table:table-cell table:style-name="Tabelle2.C2" office:value-type="string">
            <text:p text:style-name="Table_20_Contents">Reserved for high byte of bank, currently always 0</text:p>
          </table:table-cell>
        </table:table-row>
        <table:table-row>
          <table:table-cell table:style-name="Tabelle2.A2" office:value-type="string">
            <text:p text:style-name="Table_20_Contents">Offset</text:p>
          </table:table-cell>
          <table:table-cell table:style-name="Tabelle2.A2" office:value-type="string">
            <text:p text:style-name="Table_20_Contents">2 bytes</text:p>
          </table:table-cell>
          <table:table-cell table:style-name="Tabelle2.C2" office:value-type="string">
            <text:p text:style-name="Table_20_Contents">File start offset in this bank 0x0000..0x3FFF, little endian</text:p>
          </table:table-cell>
        </table:table-row>
        <table:table-row>
          <table:table-cell table:style-name="Tabelle2.A2" office:value-type="string">
            <text:p text:style-name="Table_20_Contents">Size</text:p>
          </table:table-cell>
          <table:table-cell table:style-name="Tabelle2.A2" office:value-type="string">
            <text:p text:style-name="Table_20_Contents">3 bytes</text:p>
          </table:table-cell>
          <table:table-cell table:style-name="Tabelle2.C2" office:value-type="string">
            <text:p text:style-name="Table_20_Contents">File size, little endian</text:p>
          </table:table-cell>
        </table:table-row>
      </table:table>
      <text:p text:style-name="Standard"/>
      <text:p text:style-name="Text_20_body">The flags field has following structure:</text:p>
      <table:table table:name="Tabelle3" table:style-name="Tabelle3">
        <table:table-column table:style-name="Tabelle3.A"/>
        <table:table-column table:style-name="Tabelle3.B" table:number-columns-repeated="3"/>
        <table:table-column table:style-name="Tabelle3.E"/>
        <table:table-column table:style-name="Tabelle3.B" table:number-columns-repeated="4"/>
        <text:soft-page-break/>
        <table:table-row>
          <table:table-cell table:style-name="Tabelle3.A1" office:value-type="string">
            <text:p text:style-name="Table_20_Heading">Bit</text:p>
          </table:table-cell>
          <table:table-cell table:style-name="Tabelle3.B1" office:value-type="float" office:value="7">
            <text:p text:style-name="P1">7</text:p>
          </table:table-cell>
          <table:table-cell table:style-name="Tabelle3.B1" office:value-type="float" office:value="6">
            <text:p text:style-name="P1">6</text:p>
          </table:table-cell>
          <table:table-cell table:style-name="Tabelle3.B1" office:value-type="float" office:value="5">
            <text:p text:style-name="P1">5</text:p>
          </table:table-cell>
          <table:table-cell table:style-name="Tabelle3.B1" office:value-type="float" office:value="4">
            <text:p text:style-name="P1">4</text:p>
          </table:table-cell>
          <table:table-cell table:style-name="Tabelle3.B1" office:value-type="float" office:value="3">
            <text:p text:style-name="P1">3</text:p>
          </table:table-cell>
          <table:table-cell table:style-name="Tabelle3.B1" office:value-type="float" office:value="2">
            <text:p text:style-name="P1">2</text:p>
          </table:table-cell>
          <table:table-cell table:style-name="Tabelle3.B1" office:value-type="float" office:value="1">
            <text:p text:style-name="P1">1</text:p>
          </table:table-cell>
          <table:table-cell table:style-name="Tabelle3.I1" office:value-type="float" office:value="0">
            <text:p text:style-name="P1">0</text:p>
          </table:table-cell>
        </table:table-row>
        <table:table-row>
          <table:table-cell table:style-name="Tabelle3.A2" office:value-type="string">
            <text:p text:style-name="Table_20_Heading">Meaning</text:p>
          </table:table-cell>
          <table:table-cell table:style-name="Tabelle3.A2" office:value-type="string">
            <text:p text:style-name="P1">H</text:p>
          </table:table-cell>
          <table:table-cell table:style-name="Tabelle3.A2" office:value-type="string">
            <text:p text:style-name="P1">R</text:p>
          </table:table-cell>
          <table:table-cell table:style-name="Tabelle3.A2" office:value-type="string">
            <text:p text:style-name="P1">R</text:p>
          </table:table-cell>
          <table:table-cell table:style-name="Tabel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elle4" table:style-name="Tabelle4">
        <table:table-column table:style-name="Tabelle4.A"/>
        <table:table-column table:style-name="Tabelle4.B"/>
        <table:table-row>
          <table:table-cell table:style-name="Tabelle4.A1" office:value-type="string">
            <text:p text:style-name="Table_20_Heading">Value</text:p>
          </table:table-cell>
          <table:table-cell table:style-name="Tabelle4.B1" office:value-type="string">
            <text:p text:style-name="Table_20_Heading">Type</text:p>
          </table:table-cell>
        </table:table-row>
        <table:table-row>
          <table:table-cell table:style-name="Tabelle4.A2" office:value-type="string">
            <text:p text:style-name="Table_20_Contents">$00</text:p>
          </table:table-cell>
          <table:table-cell table:style-name="Tabelle4.B2" office:value-type="string">
            <text:p text:style-name="P2">Files with this type are marked as invalid, they must be skipped. Note that the flags of this file may be not 0.</text:p>
          </table:table-cell>
        </table:table-row>
        <table:table-row>
          <table:table-cell table:style-name="Tabelle4.A2" office:value-type="string">
            <text:p text:style-name="Table_20_Contents">$01</text:p>
          </table:table-cell>
          <table:table-cell table:style-name="Tabelle4.B2" office:value-type="string">
            <text:p text:style-name="P2">Normal PRG file with 2 bytes start address</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0</text:p>
          </table:table-cell>
          <table:table-cell table:style-name="Tabelle4.B2" office:value-type="string">
            <text:p text:style-name="Table_20_Contents">Normal 8 kByte cartridge (0x8000..0x9FFF)</text:p>
          </table:table-cell>
        </table:table-row>
        <table:table-row>
          <table:table-cell table:style-name="Tabelle4.A2" office:value-type="string">
            <text:p text:style-name="Table_20_Contents">$11</text:p>
          </table:table-cell>
          <table:table-cell table:style-name="Tabelle4.B2" office:value-type="string">
            <text:p text:style-name="Table_20_Contents">Normal 16 kByte cartridge (0x8000..0x9FFF, 0xA000..0xBFFF)</text:p>
          </table:table-cell>
        </table:table-row>
        <table:table-row>
          <table:table-cell table:style-name="Tabelle4.A2" office:value-type="string">
            <text:p text:style-name="Table_20_Contents">$12</text:p>
          </table:table-cell>
          <table:table-cell table:style-name="Tabelle4.B2" office:value-type="string">
            <text:p text:style-name="Table_20_Contents">Normal Ultimax cartridge (0x8000..0x9FFF, 0xE000..0xFFFF)</text:p>
          </table:table-cell>
        </table:table-row>
        <table:table-row>
          <table:table-cell table:style-name="Tabelle4.A2" office:value-type="string">
            <text:p text:style-name="Table_20_Contents">$13</text:p>
          </table:table-cell>
          <table:table-cell table:style-name="Tabelle4.B2" office:value-type="string">
            <text:p text:style-name="Table_20_Contents">Normal Ultimax cartridge, first bank not used (0xE000..0xFFFF)</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F</text:p>
          </table:table-cell>
          <table:table-cell table:style-name="Tabelle4.B2" office:value-type="string">
            <text:p text:style-name="Table_20_Contents">End of directory. This entry is only a terminator.</text:p>
          </table:table-cell>
        </table:table-row>
      </table:table>
      <text:p text:style-name="Table_20__28_user_29_">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erence-format="number" text:ref-name="__RefHeading__43203709">4.3</text:bookmark-ref>.</text:p>
      <text:h text:style-name="Heading_20_2" text:outline-level="2"><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4"><draw:text-box fo:min-height="5.048cm"><text:p text:style-name="Fig."><draw:frame draw:style-name="fr5" draw:name="Objekt3" text:anchor-type="paragraph" svg:x="0.004cm" svg:y="0.002cm" svg:width="11.77cm" style:rel-width="100%" svg:height="5.048cm" style:rel-height="scale" draw:z-index="5"><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h text:style-name="Heading_20_2" text:outline-level="2"><text:soft-page-break/>Start-Up Code</text:h>
      <text:p text:style-name="Standard">Todo: Vorbereiteter Start-Up-Code kopiert Code zum Zugriff auf EasyFS nach $CF00, schaltet in den 16 KiB-Modus und ruft Code an $8000 auf.</text:p>
      <text:p text:style-name="Standard"/>
      <text:h text:style-name="Heading_20_1" text:outline-level="1">Flash Write API</text:h>
      <text:p text:style-name="Text_20_body">Todo: EasyProg soll automatisch auf die letzte Kachel ein paar Funktionen legen, die das Schreiben in den Flash ermöglichen. Sinnvoll für Spielstände o.ä.?</text:p>
      <text:p text:style-name="Text_20_body">Aber nur, wenn die Kachel nicht ohnehin benutzt wird.</text:p>
      <text:p text:style-name="Text_20_body">Dieses API ist nicht im eigentlichen CRT-Image enthalten, damit es in zukünftigen Versionen mit anderen Flash-Typen auch noch funktioniert.</text:p>
      <text:p text:style-name="Text_20_body">Offen: Und wie geht das in Emulatoren?</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5-15T13:56:52</meta:creation-date>
    <dc:date>2009-07-23T23:03:40</dc:date>
    <meta:editing-cycles>95</meta:editing-cycles>
    <meta:editing-duration>PT09H20M21S</meta:editing-duration>
    <meta:document-statistic meta:table-count="9" meta:image-count="0" meta:object-count="3" meta:page-count="10" meta:paragraph-count="237" meta:word-count="1908" meta:character-count="103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2">...</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4.95cm" svg:y="2.3cm">
          <draw:text-box>
            <text:p text:style-name="P5"><text:span text:style-name="T1">LOROM =&gt; $8000</text:span></text:p>
          </draw:text-box>
        </draw:frame>
        <draw:frame draw:style-name="gr10"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n.a. </text:span><text:span text:style-name="T3">/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